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fo:color="#6a9955" loext:opacity="100%" style:font-name="Consolas" fo:font-size="10.5pt" fo:font-weight="normal" officeooo:rsid="00078e7c" officeooo:paragraph-rsid="00078e7c" fo:background-color="#1f1f1f"/>
    </style:style>
    <style:style style:name="P2" style:family="paragraph" style:parent-style-name="Standard">
      <style:paragraph-properties fo:margin-left="0cm" fo:margin-right="0cm" style:line-height-at-least="0.503cm" fo:text-indent="0cm" style:auto-text-indent="false"/>
      <style:text-properties fo:color="#6a9955" loext:opacity="100%" style:font-name="Consolas" fo:font-size="10.5pt" fo:font-weight="normal" fo:background-color="#1f1f1f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4" style:family="paragraph" style:parent-style-name="Standard">
      <style:paragraph-properties style:line-height-at-least="0.503cm"/>
    </style:style>
    <style:style style:name="P5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T1" style:family="text">
      <style:text-properties fo:color="#9cdcfe" loext:opacity="100%"/>
    </style:style>
    <style:style style:name="T2" style:family="text">
      <style:text-properties fo:color="#d4d4d4" loext:opacity="100%"/>
    </style:style>
    <style:style style:name="T3" style:family="text">
      <style:text-properties fo:color="#b5cea8" loext:opacity="100%"/>
    </style:style>
    <style:style style:name="T4" style:family="text">
      <style:text-properties fo:color="#c586c0" loext:opacity="100%"/>
    </style:style>
    <style:style style:name="T5" style:family="text">
      <style:text-properties fo:color="#dcdcaa" loext:opacity="100%" style:font-name="Consolas" fo:font-size="10.5pt" fo:font-weight="normal"/>
    </style:style>
    <style:style style:name="T6" style:family="text">
      <style:text-properties style:font-name="Consolas" fo:font-size="10.5pt" fo:font-weight="normal"/>
    </style:style>
    <style:style style:name="T7" style:family="text">
      <style:text-properties fo:color="#ce9178" loext:opacity="100%" style:font-name="Consolas" fo:font-size="10.5pt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croatividade 2</text:p>
      <text:p text:style-name="P2"/>
      <text:p text:style-name="P2"># Variável tempoExperiencia</text:p>
      <text:p text:style-name="P3"><text:span text:style-name="T1">tempoExperiencia</text:span> <text:span text:style-name="T2">=</text:span> <text:span text:style-name="T3">3</text:span></text:p>
      <text:p text:style-name="P4"/>
      <text:p text:style-name="P2"># Verificação do nível de experiência</text:p>
      <text:p text:style-name="P3"><text:span text:style-name="T4">if</text:span> <text:span text:style-name="T1">tempoExperiencia</text:span> <text:span text:style-name="T2">&lt;</text:span> <text:span text:style-name="T3">2</text:span>:</text:p>
      <text:p text:style-name="P5">    <text:span text:style-name="T5">print</text:span><text:span text:style-name="T6">(</text:span><text:span text:style-name="T7">'Nível de conhecimento júnior.'</text:span><text:span text:style-name="T6">)</text:span></text:p>
      <text:p text:style-name="P3"><text:span text:style-name="T4">elif</text:span> <text:span text:style-name="T3">2</text:span> <text:span text:style-name="T2">&lt;=</text:span> <text:span text:style-name="T1">tempoExperiencia</text:span> <text:span text:style-name="T2">&lt;</text:span> <text:span text:style-name="T3">5</text:span>:</text:p>
      <text:p text:style-name="P5">    <text:span text:style-name="T5">print</text:span><text:span text:style-name="T6">(</text:span><text:span text:style-name="T7">'Nível de conhecimento pleno.'</text:span><text:span text:style-name="T6">)</text:span></text:p>
      <text:p text:style-name="P3"><text:span text:style-name="T4">else</text:span>:</text:p>
      <text:p text:style-name="P5">    <text:span text:style-name="T5">print</text:span><text:span text:style-name="T6">(</text:span><text:span text:style-name="T7">'Nível de conhecimento sênior.'</text:span><text:span text:style-name="T6">)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2T07:42:15.008000000</meta:creation-date>
    <dc:date>2024-11-22T07:42:49.309000000</dc:date>
    <meta:editing-duration>PT35S</meta:editing-duration>
    <meta:editing-cycles>1</meta:editing-cycles>
    <meta:document-statistic meta:table-count="0" meta:image-count="0" meta:object-count="0" meta:page-count="1" meta:paragraph-count="10" meta:word-count="37" meta:character-count="285" meta:non-whitespace-character-count="246"/>
    <meta:generator>LibreOffice/24.8.3.2$Windows_X86_64 LibreOffice_project/48a6bac9e7e268aeb4c3483fcf825c94556d9f92</meta:generator>
  </office:meta>
</office:document-meta>
</file>